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fr1" style:family="graphic" style:parent-style-name="GraphicStyle_5f_0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0" text:anchor-type="page" text:anchor-page-number="1" svg:x="0.6256in" svg:y="2.3339in" svg:width="3.8862in" svg:height="0.8445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1" text:anchor-type="page" text:anchor-page-number="1" svg:x="1.3402in" svg:y="0.3402in" svg:width="2.6319in" svg:height="1.6457in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in" svg:y="0in" style:vertical-pos="from-top" style:vertical-rel="page" style:horizontal-pos="from-left" style:horizontal-rel="pag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1945in" fo:margin-bottom="0.4028in" fo:margin-left="0.1945in" fo:margin-right="0.36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dc:date>2017-07-14T10:15:30.424063000</dc:date>
    <meta:editing-duration>PT6M46S</meta:editing-duration>
    <meta:editing-cycles>1</meta:editing-cycles>
    <meta:document-statistic meta:table-count="0" meta:image-count="0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none" draw:fill="none" fo:min-height="0.873cm" fo:min-width="2.5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fill="none" fo:min-height="0.917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fo:min-height="0.253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</style:style>
    <style:style style:name="T1" style:family="text">
      <style:text-properties fo:color="#000000" style:font-name="Geneva" fo:font-size="10pt" style:text-underline-style="solid" style:text-underline-width="auto" style:text-underline-color="font-color" style:font-name-asian="Geneva" style:font-size-asian="10pt" style:font-name-complex="Geneva" style:font-size-complex="10pt"/>
    </style:style>
    <style:style style:name="T2" style:family="text">
      <style:text-properties fo:color="#000000" style:font-name="Geneva" fo:font-size="10pt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4.48cm" svg:height="1.778cm" svg:x="0cm" svg:y="0.127cm">
          <text:p/>
        </draw:rect>
        <draw:frame draw:style-name="gr2" draw:text-style-name="P3" draw:layer="layout" svg:width="2.963cm" svg:height="0.873cm" svg:x="0.847cm" svg:y="0.118cm">
          <draw:text-box>
            <text:p text:style-name="P2"><text:span text:style-name="T1">rect1:Rectangle</text:span></text:p>
          </draw:text-box>
        </draw:frame>
        <draw:line draw:style-name="gr3" draw:text-style-name="P4" draw:layer="layout" svg:x1="0cm" svg:y1="0.635cm" svg:x2="4.445cm" svg:y2="0.635cm">
          <text:p/>
        </draw:line>
        <draw:frame draw:style-name="gr4" draw:text-style-name="P4" draw:layer="layout" svg:width="4.163cm" svg:height="0.917cm" svg:x="0.176cm" svg:y="0.811cm">
          <draw:text-box>
            <text:p text:style-name="P2"><text:span text:style-name="T2">length = 25</text:span><text:span text:style-name="T2"><text:tab/></text:span><text:span text:style-name="T2">x = 100</text:span></text:p>
            <text:p text:style-name="P2"><text:span text:style-name="T2">width = 10</text:span><text:span text:style-name="T2"><text:tab/></text:span><text:span text:style-name="T2">y = 50</text:span></text:p>
          </draw:text-box>
        </draw:frame>
        <draw:rect draw:style-name="gr1" draw:text-style-name="P1" draw:layer="layout" svg:width="4.339cm" svg:height="1.87cm" svg:x="5.186cm" svg:y="0.035cm">
          <text:p/>
        </draw:rect>
        <draw:frame draw:style-name="gr5" draw:text-style-name="P3" draw:layer="layout" svg:width="2.809cm" svg:height="0.437cm" svg:x="5.7cm" svg:y="0.074cm">
          <draw:text-box>
            <text:p text:style-name="P2"><text:span text:style-name="T1">rect2:Rectangle</text:span></text:p>
          </draw:text-box>
        </draw:frame>
        <draw:line draw:style-name="gr3" draw:text-style-name="P4" draw:layer="layout" svg:x1="5.207cm" svg:y1="0.635cm" svg:x2="9.525cm" svg:y2="0.635cm">
          <text:p/>
        </draw:line>
        <draw:frame draw:style-name="gr4" draw:text-style-name="P4" draw:layer="layout" svg:width="4.233cm" svg:height="0.917cm" svg:x="5.468cm" svg:y="0.847cm">
          <draw:text-box>
            <text:p text:style-name="P2"><text:span text:style-name="T2">length = 30</text:span><text:span text:style-name="T2"><text:tab/></text:span><text:span text:style-name="T2">x = 125</text:span></text:p>
            <text:p text:style-name="P2"><text:span text:style-name="T2">width = 20</text:span><text:span text:style-name="T2"><text:tab/></text:span><text:span text:style-name="T2">y = 75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701cm" fo:page-height="2.0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solid" draw:fill-color="#ffffff" draw:opacity="100%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svg:stroke-width="0.035cm" svg:stroke-color="#000000" draw:fill="none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none" draw:fill="none" fo:min-height="0.49cm" fo:min-width="2.54cm" fo:padding-top="0cm" fo:padding-bottom="0cm" fo:padding-left="0cm" fo:padding-right="0cm"/>
    </style:style>
    <style:style style:name="gr4" style:family="graphic" style:parent-style-name="standard">
      <style:graphic-properties draw:stroke="none" draw:fill="none" fo:min-height="1.419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fo:min-height="1.405cm" fo:min-width="2.54cm" fo:padding-top="0cm" fo:padding-bottom="0cm" fo:padding-left="0cm" fo:padding-right="0cm"/>
    </style:style>
    <style:style style:name="gr6" style:family="graphic" style:parent-style-name="standard">
      <style:graphic-properties draw:stroke="none" draw:fill="none" fo:min-height="0.917cm" fo:min-width="2.54cm" fo:padding-top="0cm" fo:padding-bottom="0cm" fo:padding-left="0cm" fo:padding-right="0cm"/>
    </style:style>
    <style:style style:name="P1" style:family="paragraph">
      <loext:graphic-properties draw:fill="solid" draw:fill-color="#ffffff" draw:opacity="100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style:font-name="Geneva" fo:font-size="10pt" style:font-name-asian="Geneva" style:font-size-asian="10pt" style:font-name-complex="Geneva" style:font-size-complex="10pt"/>
    </style:style>
    <style:style style:name="T2" style:family="text">
      <style:text-properties fo:color="#000000" style:font-name="Geneva" fo:font-size="10pt" style:text-underline-style="solid" style:text-underline-width="auto" style:text-underline-color="font-color" style:font-name-asian="Geneva" style:font-size-asian="10pt" style:font-name-complex="Gene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rect draw:style-name="gr1" draw:text-style-name="P1" draw:layer="layout" svg:width="6.632cm" svg:height="4.163cm" svg:x="0.035cm" svg:y="0cm">
          <text:p/>
        </draw:rect>
        <draw:line draw:style-name="gr2" draw:text-style-name="P2" draw:layer="layout" svg:x1="0cm" svg:y1="0.65cm" svg:x2="6.65cm" svg:y2="0.65cm">
          <text:p/>
        </draw:line>
        <draw:line draw:style-name="gr2" draw:text-style-name="P2" draw:layer="layout" svg:x1="0cm" svg:y1="2.428cm" svg:x2="6.65cm" svg:y2="2.428cm">
          <text:p/>
        </draw:line>
        <draw:frame draw:style-name="gr3" draw:text-style-name="P2" draw:layer="layout" svg:width="2.081cm" svg:height="0.49cm" svg:x="2.187cm" svg:y="0.106cm">
          <draw:text-box>
            <text:p text:style-name="P3"><text:span text:style-name="T1">Rectangle</text:span></text:p>
          </draw:text-box>
        </draw:frame>
        <draw:frame draw:style-name="gr4" draw:text-style-name="P2" draw:layer="layout" svg:width="3.087cm" svg:height="1.419cm" svg:x="0.247cm" svg:y="0.715cm">
          <draw:text-box>
            <text:p text:style-name="P3"><text:span text:style-name="T2">nRectangles= 2</text:span></text:p>
            <text:p text:style-name="P3"><text:span text:style-name="T1">length: int</text:span></text:p>
            <text:p text:style-name="P3"><text:span text:style-name="T1">width: int</text:span></text:p>
          </draw:text-box>
        </draw:frame>
        <draw:frame draw:style-name="gr5" draw:text-style-name="P2" draw:layer="layout" svg:width="6.456cm" svg:height="1.405cm" svg:x="0.141cm" svg:y="2.662cm">
          <draw:text-box>
            <text:p text:style-name="P3"><text:span text:style-name="T1">Rectangle(x:int,y:int,l:int, w:int)</text:span></text:p>
            <text:p text:style-name="P3"><text:span text:style-name="T1">calculateArea(): int</text:span></text:p>
            <text:p text:style-name="P3"><text:span text:style-name="T1">draw()</text:span></text:p>
          </draw:text-box>
        </draw:frame>
        <draw:frame draw:style-name="gr6" draw:text-style-name="P2" draw:layer="layout" svg:width="0.811cm" svg:height="0.917cm" svg:x="4.18cm" svg:y="1.323cm">
          <draw:text-box>
            <text:p text:style-name="P3"><text:span text:style-name="T1">x:int</text:span></text:p>
            <text:p text:style-name="P3"><text:span text:style-name="T1">y:int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685cm" fo:page-height="4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